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258c971"/>
    </style:style>
    <style:style style:name="P2" style:family="paragraph" style:parent-style-name="Text_20_body">
      <style:text-properties officeooo:paragraph-rsid="026859ac"/>
    </style:style>
    <style:style style:name="P3" style:family="paragraph" style:parent-style-name="Text_20_body">
      <style:text-properties officeooo:rsid="02715484" officeooo:paragraph-rsid="02715484"/>
    </style:style>
    <style:style style:name="P4" style:family="paragraph" style:parent-style-name="Text_20_body">
      <style:text-properties fo:font-weight="bold" officeooo:paragraph-rsid="011c2009" style:font-weight-asian="bold" style:font-weight-complex="bold"/>
    </style:style>
    <style:style style:name="P5" style:family="paragraph" style:parent-style-name="Text_20_body">
      <style:text-properties officeooo:paragraph-rsid="027b612a"/>
    </style:style>
    <style:style style:name="P6" style:family="paragraph" style:parent-style-name="Text_20_body">
      <style:text-properties officeooo:paragraph-rsid="0272e743"/>
    </style:style>
    <style:style style:name="P7" style:family="paragraph" style:parent-style-name="Text_20_body">
      <style:text-properties officeooo:paragraph-rsid="027a99fa"/>
    </style:style>
    <style:style style:name="P8" style:family="paragraph" style:parent-style-name="Text_20_body">
      <style:text-properties officeooo:rsid="027ce96c" officeooo:paragraph-rsid="027ce96c"/>
    </style:style>
    <style:style style:name="P9" style:family="paragraph" style:parent-style-name="Text_20_body">
      <style:text-properties officeooo:paragraph-rsid="025b1739"/>
    </style:style>
    <style:style style:name="P10" style:family="paragraph" style:parent-style-name="Text_20_body">
      <style:text-properties officeooo:paragraph-rsid="02770d63"/>
    </style:style>
    <style:style style:name="P11" style:family="paragraph" style:parent-style-name="Text_20_body">
      <style:text-properties officeooo:paragraph-rsid="027985c7"/>
    </style:style>
    <style:style style:name="P12" style:family="paragraph" style:parent-style-name="Text_20_body">
      <style:text-properties officeooo:paragraph-rsid="0274088e"/>
    </style:style>
    <style:style style:name="P13" style:family="paragraph" style:parent-style-name="Text_20_body">
      <style:paragraph-properties fo:margin-top="0cm" fo:margin-bottom="0.111cm" loext:contextual-spacing="false"/>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47670a" style:font-weight-asian="bold" style:font-weight-complex="bold"/>
    </style:style>
    <style:style style:name="T4" style:family="text">
      <style:text-properties fo:font-weight="bold" officeooo:rsid="021521a3" style:font-weight-asian="bold" style:font-weight-complex="bold"/>
    </style:style>
    <style:style style:name="T5" style:family="text">
      <style:text-properties fo:font-weight="bold" officeooo:rsid="02266356" style:font-weight-asian="bold" style:font-weight-complex="bold"/>
    </style:style>
    <style:style style:name="T6" style:family="text">
      <style:text-properties fo:font-weight="bold" officeooo:rsid="022481b4" style:font-weight-asian="bold" style:font-weight-complex="bold"/>
    </style:style>
    <style:style style:name="T7" style:family="text">
      <style:text-properties fo:font-weight="bold" officeooo:rsid="0242f357" style:font-weight-asian="bold" style:font-weight-complex="bold"/>
    </style:style>
    <style:style style:name="T8" style:family="text">
      <style:text-properties fo:font-weight="bold" officeooo:rsid="024c350d" style:font-weight-asian="bold" style:font-weight-complex="bold"/>
    </style:style>
    <style:style style:name="T9" style:family="text">
      <style:text-properties fo:font-weight="bold" officeooo:rsid="0258c971" style:font-weight-asian="bold" style:font-weight-complex="bold"/>
    </style:style>
    <style:style style:name="T10" style:family="text">
      <style:text-properties fo:font-weight="bold" officeooo:rsid="025c2bf8" style:font-weight-asian="bold" style:font-weight-complex="bold"/>
    </style:style>
    <style:style style:name="T11" style:family="text">
      <style:text-properties fo:font-weight="bold" officeooo:rsid="025e962e" style:font-weight-asian="bold" style:font-weight-complex="bold"/>
    </style:style>
    <style:style style:name="T12" style:family="text">
      <style:text-properties fo:font-weight="bold" officeooo:rsid="0268039b" style:font-weight-asian="bold" style:font-weight-complex="bold"/>
    </style:style>
    <style:style style:name="T13" style:family="text">
      <style:text-properties fo:font-weight="bold" officeooo:rsid="026859ac" style:font-weight-asian="bold" style:font-weight-complex="bold"/>
    </style:style>
    <style:style style:name="T14" style:family="text">
      <style:text-properties fo:font-weight="bold" officeooo:rsid="026ba8a1" style:font-weight-asian="bold" style:font-weight-complex="bold"/>
    </style:style>
    <style:style style:name="T15" style:family="text">
      <style:text-properties fo:font-weight="bold" officeooo:rsid="02715484" style:font-weight-asian="bold" style:font-weight-complex="bold"/>
    </style:style>
    <style:style style:name="T16" style:family="text">
      <style:text-properties fo:font-weight="bold" officeooo:rsid="0272e743" style:font-weight-asian="bold" style:font-weight-complex="bold"/>
    </style:style>
    <style:style style:name="T17" style:family="text">
      <style:text-properties fo:font-weight="bold" officeooo:rsid="02770d63" style:font-weight-asian="bold" style:font-weight-complex="bold"/>
    </style:style>
    <style:style style:name="T18" style:family="text">
      <style:text-properties fo:font-weight="bold" officeooo:rsid="027985c7" style:font-weight-asian="bold" style:font-weight-complex="bold"/>
    </style:style>
    <style:style style:name="T19" style:family="text">
      <style:text-properties fo:font-weight="bold" officeooo:rsid="027a99fa" style:font-weight-asian="bold" style:font-weight-complex="bold"/>
    </style:style>
    <style:style style:name="T20" style:family="text">
      <style:text-properties fo:font-weight="bold" officeooo:rsid="027b612a" style:font-weight-asian="bold" style:font-weight-complex="bold"/>
    </style:style>
    <style:style style:name="T21" style:family="text">
      <style:text-properties fo:font-weight="bold" officeooo:rsid="027ce96c" style:font-weight-asian="bold" style:font-weight-complex="bold"/>
    </style:style>
    <style:style style:name="T22" style:family="text">
      <style:text-properties fo:font-weight="bold" officeooo:rsid="027d0082" style:font-weight-asian="bold" style:font-weight-complex="bold"/>
    </style:style>
    <style:style style:name="T23" style:family="text">
      <style:text-properties fo:font-weight="bold" officeooo:rsid="0274088e" style:font-weight-asian="bold" style:font-weight-complex="bold"/>
    </style:style>
    <style:style style:name="T24" style:family="text">
      <style:text-properties fo:font-weight="bold" officeooo:rsid="027da0ca"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22b58ca" style:font-weight-asian="normal" style:font-weight-complex="normal"/>
    </style:style>
    <style:style style:name="T27" style:family="text">
      <style:text-properties fo:font-weight="normal" officeooo:rsid="02266356" style:font-weight-asian="normal" style:font-weight-complex="normal"/>
    </style:style>
    <style:style style:name="T28" style:family="text">
      <style:text-properties fo:font-weight="normal" officeooo:rsid="0268039b" style:font-weight-asian="normal" style:font-weight-complex="normal"/>
    </style:style>
    <style:style style:name="T29" style:family="text">
      <style:text-properties fo:font-weight="normal" officeooo:rsid="026859ac" style:font-weight-asian="normal" style:font-weight-complex="normal"/>
    </style:style>
    <style:style style:name="T30" style:family="text">
      <style:text-properties fo:font-weight="normal" officeooo:rsid="02715484" style:font-weight-asian="normal" style:font-weight-complex="normal"/>
    </style:style>
    <style:style style:name="T31" style:family="text">
      <style:text-properties fo:font-weight="normal" officeooo:rsid="0272e743" style:font-weight-asian="normal" style:font-weight-complex="normal"/>
    </style:style>
    <style:style style:name="T32" style:family="text">
      <style:text-properties fo:font-weight="normal" officeooo:rsid="0274088e" style:font-weight-asian="normal" style:font-weight-complex="normal"/>
    </style:style>
    <style:style style:name="T33" style:family="text">
      <style:text-properties fo:font-weight="normal" officeooo:rsid="024c350d" style:font-weight-asian="normal" style:font-weight-complex="normal"/>
    </style:style>
    <style:style style:name="T34" style:family="text">
      <style:text-properties fo:font-weight="normal" officeooo:rsid="0276227a" style:font-weight-asian="normal" style:font-weight-complex="normal"/>
    </style:style>
    <style:style style:name="T35" style:family="text">
      <style:text-properties fo:font-weight="normal" officeooo:rsid="02770d63" style:font-weight-asian="normal" style:font-weight-complex="normal"/>
    </style:style>
    <style:style style:name="T36" style:family="text">
      <style:text-properties fo:font-weight="normal" officeooo:rsid="02783aa9" style:font-weight-asian="normal" style:font-weight-complex="normal"/>
    </style:style>
    <style:style style:name="T37" style:family="text">
      <style:text-properties fo:font-weight="normal" officeooo:rsid="027985c7" style:font-weight-asian="normal" style:font-weight-complex="normal"/>
    </style:style>
    <style:style style:name="T38" style:family="text">
      <style:text-properties fo:font-weight="normal" officeooo:rsid="027b612a" style:font-weight-asian="normal" style:font-weight-complex="normal"/>
    </style:style>
    <style:style style:name="T39" style:family="text">
      <style:text-properties fo:font-weight="normal" officeooo:rsid="027a99fa" style:font-weight-asian="normal" style:font-weight-complex="normal"/>
    </style:style>
    <style:style style:name="T40" style:family="text">
      <style:text-properties fo:font-weight="normal" officeooo:rsid="027ce96c" style:font-weight-asian="normal" style:font-weight-complex="normal"/>
    </style:style>
    <style:style style:name="T41" style:family="text">
      <style:text-properties fo:font-weight="normal" officeooo:rsid="027d0082" style:font-weight-asian="normal" style:font-weight-complex="normal"/>
    </style:style>
    <style:style style:name="T42" style:family="text">
      <style:text-properties officeooo:rsid="00e51007"/>
    </style:style>
    <style:style style:name="T43" style:family="text">
      <style:text-properties officeooo:rsid="022fd8d1"/>
    </style:style>
    <style:style style:name="T44" style:family="text">
      <style:text-properties officeooo:rsid="025740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CB IT Stuff recording <text:span text:style-name="T44">22 August</text:span> 201<text:span text:style-name="T43">8</text:span></text:p>
      <text:p text:style-name="P1"><text:span text:style-name="T2">[0]</text:span><text:span text:style-name="T42"> Hello listeners and welcome to IT Stuff, your monthly sober reflection on information technology and its serious consequences for you, its victims. Yer what? you don’t care, big business doesn’t care, I don’t care, Kriss doesn’t care, and Shi only cares on Wednesdays when she goes to cello practice. And our pal Dick only cares cos PC world has just lost his data. Anyway. </text:span></text:p>
      <text:p text:style-name="P2"><text:span text:style-name="T13">[2 Min]</text:span><text:span text:style-name="T29"> </text:span><text:span text:style-name="T30">If you want an illustration of modern morality come with me to biggest wildfire in US History, raging now at Mendocino in California. </text:span><text:span text:style-name="T31">Santa Clara County Fire dept has a large incident command and control truck and it has a Verizon contract for unlimited high speed wireless. Guess what happened when their unlimited data allowance </text:span><text:span text:style-name="T32">had used 25 gig</text:span><text:span text:style-name="T31"> - </text:span><text:span text:style-name="T32">Verizon</text:span><text:span text:style-name="T31"> throttled the command and control truck </text:span><text:span text:style-name="T32">to a trickle, for weeks, while they haggled over upgrading the unlimited contract from 37-99 a month to 39-99 or 99-99.</text:span></text:p>
      <text:p text:style-name="P3"><text:span text:style-name="T1">[</text:span><text:span text:style-name="T24">5</text:span><text:span text:style-name="T1"> Min]</text:span><text:span text:style-name="T25"> Another illustration of 21 st century life, MEP Julia Reda put online a paper detailing why </text:span><text:span text:style-name="T31">the </text:span><text:span text:style-name="T25">EU proposal for compusory automatic content filters </text:span><text:span text:style-name="T31">(Art 13 of the copyright directive)</text:span><text:span text:style-name="T25"> was a bad idea. It got </text:span><text:span text:style-name="T31">de-indexed</text:span><text:span text:style-name="T25"> by Google’s voluntary automatic content filter.</text:span></text:p>
      <text:p text:style-name="P12"><text:span text:style-name="T23">[</text:span><text:span text:style-name="T24">7</text:span><text:span text:style-name="T23"> Min]</text:span><text:span text:style-name="T32"> </text:span><text:span text:style-name="T25">Data breaches: (dixons pcworld superdrug) should we worry? -&gt; haveibeenpwned</text:span></text:p>
      <text:p text:style-name="P5"><text:span text:style-name="T20">[9 Min]</text:span><text:span text:style-name="T38"> </text:span><text:span text:style-name="T41">You know we’ve mentioned about face recognition, well in America the ACLU proved a point by feeding Amazon’s system with 25,000 criminal mugshots and all 535 members of Congress. It decided that 28 congressitians were crims, disproportionately people of colour. The test cost them $12.33 by the way.</text:span></text:p>
      <text:p text:style-name="P6"><text:span text:style-name="T13">[</text:span><text:span text:style-name="T15">1</text:span><text:span text:style-name="T22">1</text:span><text:span text:style-name="T15"> Min]</text:span><text:span text:style-name="T30"> Security nightmare of the month, evil hackers can use your </text:span><text:span text:style-name="T25">Belkin Wemo Insight smartplug </text:span><text:span text:style-name="T30">to hack your smart teevee and spy on you. </text:span><text:span text:style-name="T31">(Ok i</text:span><text:span text:style-name="T30">t’s not so good as the fishtank and the casino the other month</text:span><text:span text:style-name="T31">). </text:span><text:span text:style-name="T38">Meanwhile there’s a new device for keeping your bitcoin secure, the BitFi secure wallet turns out to be a $30 phone that you can open with your fingernails, somebody cracked it so thoroughly that they could play Doom on it. </text:span><text:span text:style-name="T32">Downtime of the month, Gatwick Airport’s departure screens, and don’t try to buy a Railcard.</text:span></text:p>
      <text:p text:style-name="P1"><text:span text:style-name="T9">[</text:span><text:span text:style-name="T5">1</text:span><text:span text:style-name="T14">4</text:span><text:span text:style-name="T5"> Min]</text:span><text:span text:style-name="T27"> </text:span><text:span text:style-name="T26">You're listening to IT Stuff, </text:span><text:span text:style-name="T32">Cash or card? cash! </text:span><text:span text:style-name="T38">Check out itstuff.org.uk</text:span></text:p>
      <text:p text:style-name="P7"><text:span text:style-name="T3">[</text:span><text:span text:style-name="T4">1</text:span><text:span text:style-name="T10">4</text:span><text:span text:style-name="T4"> Min] </text:span><text:span text:style-name="T19">[ANNIVERSARY] </text:span><text:span text:style-name="T39">The Pirate Bay is </text:span><text:span text:style-name="T38">15 years old</text:span></text:p>
      <text:p text:style-name="P5"><text:span text:style-name="T19">[16 Min] </text:span><text:span text:style-name="T12">[WORLD OF STUFF]</text:span><text:span text:style-name="T28"> </text:span><text:span text:style-name="T40">Couple of local projects, WY fire &amp; rescue drones on BBC Breakfast, and there’s a new 5GHz high speed wireless in the city centre. Meanwhile out in China, their regulatory authority for games hasn’t approved any in months. And Apple’s dropping OpenGL and OpenCL.</text:span></text:p>
      <text:p text:style-name="P5"><text:span text:style-name="T20">[</text:span><text:span text:style-name="T21">19</text:span><text:span text:style-name="T20"> Min]</text:span><text:span text:style-name="T12"> [SINGULARITY WATCH]</text:span><text:span text:style-name="T28"> </text:span><text:span text:style-name="T38">As seen in The Register, Microsoft’s chatbot Xiaoice has composed a book of poems, wanna hear one?</text:span></text:p>
      <text:p text:style-name="P13">She married many colours in the world</text:p>
      <text:p text:style-name="P13">The stars are shining for days</text:p>
      <text:p text:style-name="P13">The red sun</text:p>
      <text:p text:style-name="P13">See Miles of Angels in the world I was like a dream</text:p>
      <text:p text:style-name="P13">Look at the stars that Twinkle</text:p>
      <text:p text:style-name="P13">The Sun on the West Hill</text:p>
      <text:p text:style-name="P13">That frog is in the shallow water</text:p>
      <text:p text:style-name="P13">She married many colours in the world</text:p>
      <text:p text:style-name="P5"><text:span text:style-name="T38">Here’s what the critcs said: “</text:span>It disgusted me with its slippery tone and rhythm. The sentences were aimless and superficial, lacking the inner logic for emotional expression”</text:p>
      <text:p text:style-name="P8">Quick shout out to Facebook, which adorned a message to a survivor of the Indonesian earthquake with Party Ballons and confetti! This is the same Facebook that wants data from everybody’s bank.</text:p>
      <text:p text:style-name="P9"><text:span text:style-name="T6">[</text:span><text:span text:style-name="T7">2</text:span><text:span text:style-name="T20">2</text:span><text:span text:style-name="T7"> Min] Local Events - Coder Dojo </text:span><text:span text:style-name="T11">Shut until September</text:span></text:p>
      <text:p text:style-name="P10"><text:span text:style-name="T3">[</text:span><text:span text:style-name="T4">2</text:span><text:span text:style-name="T18">3</text:span><text:span text:style-name="T4"> Min] </text:span><text:span text:style-name="T8">Go Home Elon You're Drunk</text:span><text:span text:style-name="T33"> - </text:span><text:span text:style-name="T32">it’s been a difficult month, cos he said so. </text:span><text:span text:style-name="T34">Let’s ignore the Tesla </text:span><text:span text:style-name="T37">money </text:span><text:span text:style-name="T34">thing. First, rapper Azealia Banks moaned on </text:span><text:span text:style-name="T37">Instagram</text:span><text:span text:style-name="T36"> that she had waited while Elon’s girlfriend (the rapper Grimes) “coddled her boyfriend for being too stupid to know not to go on twitter while on acid” </text:span><text:span text:style-name="T37">and more. We’ll spare you the intermediate stages but now Elon has </text:span><text:soft-page-break/><text:span text:style-name="T37">unfollowed Grimes on the Twitters :O</text:span></text:p>
      <text:p text:style-name="P11"><text:span text:style-name="T17">[25 Min]</text:span><text:span text:style-name="T35"> In memory of Pound World we leave you with:<text:line-break/>Pound Shop Boys - Come to my party! </text:span><text:a xlink:type="simple" xlink:href="https://www.youtube.com/watch?v=xsyIookfVXM" text:style-name="Internet_20_link" text:visited-style-name="Visited_20_Internet_20_Link"><text:span text:style-name="T35">https://www.youtube.com/watch?v=xsyIookfVXM</text:span></text:a><text:span text:style-name="T35"><text:line-break/>-</text:span><text:span text:style-name="T37">and- C64 Cracktro -- STRIKE FORCE (1988) </text:span><text:a xlink:type="simple" xlink:href="https://www.youtube.com/watch?v=ChbecJ_UB0s" text:style-name="Internet_20_link" text:visited-style-name="Visited_20_Internet_20_Link"><text:span text:style-name="T37">https://www.youtube.com/watch?v=ChbecJ_UB0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8-09-06T17:05:06.553436876</dc:date>
    <meta:editing-duration>PT15H15M6S</meta:editing-duration>
    <meta:editing-cycles>117</meta:editing-cycles>
    <meta:generator>LibreOffice/6.0.3.2$Linux_X86_64 LibreOffice_project/00m0$Build-2</meta:generator>
    <meta:document-statistic meta:table-count="0" meta:image-count="0" meta:object-count="0" meta:page-count="2" meta:paragraph-count="24" meta:word-count="683" meta:character-count="3994" meta:non-whitespace-character-count="3334"/>
  </office:meta>
</office:document-meta>
</file>